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2">
          <table:table-cell office:value-type="string" calcext:value-type="string">
            <text:p>But it'll perhaps rain cats and dogs to-morrow, as it did yesterday, and then you can't go.</text:p>
          </table:table-cell>
          <table:table-cell table:number-columns-repeated="2" office:value-type="string" calcext:value-type="string">
            <text:p>rain cats and dogs</text:p>
          </table:table-cell>
          <table:table-cell table:style-name="ce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know sir John will go, though he was sure it would rain cats and dogs: but pray stay, sir John ;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2">00/00/0000</text:date>, <text:time style:data-style-name="N2" text:time-value="18:45:12.8466301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2T22:39:28.772487218</dc:date>
    <meta:editing-duration>PT3H50M15S</meta:editing-duration>
    <meta:editing-cycles>72</meta:editing-cycles>
    <meta:generator>LibreOffice/6.4.6.2$Linux_X86_64 LibreOffice_project/40$Build-2</meta:generator>
    <meta:document-statistic meta:table-count="1" meta:cell-count="113" meta:object-count="0"/>
  </office:meta>
</office:document-meta>
</file>